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Inconsolata" svg:font-family="Inconsolata" style:font-pitch="fixed"/>
    <style:font-face style:name="Equity Text A" svg:font-family="'Equity Text 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Equity Text A" fo:font-weight="bold" officeooo:rsid="0015ce68" officeooo:paragraph-rsid="0015ce68" style:font-weight-asian="bold" style:font-weight-complex="bold"/>
    </style:style>
    <style:style style:name="P2" style:family="paragraph" style:parent-style-name="Standard">
      <style:text-properties fo:font-variant="small-caps" style:text-position="0% 100%" style:font-name="Equity Text A" fo:font-weight="normal" officeooo:rsid="00166a64" officeooo:paragraph-rsid="00166a64" style:font-size-asian="10.5pt" style:font-weight-asian="normal" style:font-weight-complex="normal"/>
    </style:style>
    <style:style style:name="P3" style:family="paragraph" style:parent-style-name="Standard">
      <style:text-properties fo:font-variant="small-caps" style:text-position="0% 100%" style:font-name="Equity Text A" fo:font-weight="normal" officeooo:rsid="00176207" officeooo:paragraph-rsid="00176207" style:font-size-asian="10.5pt" style:font-weight-asian="normal" style:font-weight-complex="normal"/>
    </style:style>
    <style:style style:name="P4" style:family="paragraph" style:parent-style-name="Standard">
      <style:text-properties fo:font-variant="small-caps" style:text-position="0% 100%" style:font-name="Equity Text A" fo:font-weight="normal" officeooo:rsid="001cb17f" officeooo:paragraph-rsid="001cb17f" style:font-size-asian="10.5pt" style:font-weight-asian="normal" style:font-weight-complex="normal"/>
    </style:style>
    <style:style style:name="P5" style:family="paragraph" style:parent-style-name="Standard">
      <style:text-properties fo:font-variant="normal" fo:text-transform="none" style:text-position="0% 100%" style:font-name="Equity Text A" fo:font-weight="normal" officeooo:rsid="00166a64" officeooo:paragraph-rsid="00166a64" style:font-size-asian="10.5pt" style:font-weight-asian="normal" style:font-weight-complex="normal"/>
    </style:style>
    <style:style style:name="P6" style:family="paragraph" style:parent-style-name="Standard">
      <style:text-properties fo:font-variant="normal" fo:text-transform="none" style:text-position="0% 100%" style:font-name="Equity Text A" fo:font-weight="normal" officeooo:rsid="00176207" officeooo:paragraph-rsid="00176207" style:font-size-asian="10.5pt" style:font-weight-asian="normal" style:font-weight-complex="normal"/>
    </style:style>
    <style:style style:name="P7" style:family="paragraph" style:parent-style-name="Standard">
      <style:text-properties fo:font-variant="normal" fo:text-transform="none" style:text-position="0% 100%" style:font-name="Equity Text A" fo:font-weight="normal" officeooo:rsid="00198c81" officeooo:paragraph-rsid="00198c81" style:font-size-asian="10.5pt" style:font-weight-asian="normal" style:font-weight-complex="normal"/>
    </style:style>
    <style:style style:name="P8" style:family="paragraph" style:parent-style-name="Standard">
      <style:text-properties fo:font-variant="normal" fo:text-transform="none" style:text-position="0% 100%" style:font-name="Equity Text A" fo:font-weight="normal" officeooo:rsid="001a8c22" officeooo:paragraph-rsid="001a8c22" style:font-size-asian="10.5pt" style:font-weight-asian="normal" style:font-weight-complex="normal"/>
    </style:style>
    <style:style style:name="P9" style:family="paragraph" style:parent-style-name="Standard">
      <style:text-properties fo:font-variant="normal" fo:text-transform="none" style:text-position="0% 100%" style:font-name="Equity Text A" fo:font-weight="normal" officeooo:rsid="001b30d3" officeooo:paragraph-rsid="001b30d3" style:font-size-asian="10.5pt" style:font-weight-asian="normal" style:font-weight-complex="normal"/>
    </style:style>
    <style:style style:name="P10" style:family="paragraph" style:parent-style-name="Standard">
      <style:text-properties fo:font-variant="normal" fo:text-transform="none" style:text-position="0% 100%" style:font-name="Equity Text A" fo:font-weight="normal" officeooo:rsid="001cb17f" officeooo:paragraph-rsid="001cb17f" style:font-size-asian="10.5pt" style:font-weight-asian="normal" style:font-weight-complex="normal"/>
    </style:style>
    <style:style style:name="P11" style:family="paragraph" style:parent-style-name="Standard">
      <style:text-properties fo:font-variant="normal" fo:text-transform="none" style:text-position="0% 100%" style:font-name="Equity Text A" fo:font-weight="normal" officeooo:rsid="001ce7a7" officeooo:paragraph-rsid="001ce7a7" style:font-size-asian="10.5pt" style:font-weight-asian="normal" style:font-weight-complex="normal"/>
    </style:style>
    <style:style style:name="P12" style:family="paragraph" style:parent-style-name="Standard">
      <style:text-properties fo:font-variant="normal" fo:text-transform="none" style:text-position="0% 100%" style:font-name="Equity Text A" fo:font-weight="normal" officeooo:rsid="001d17bd" officeooo:paragraph-rsid="001d17bd" style:font-size-asian="10.5pt" style:font-weight-asian="normal" style:font-weight-complex="normal"/>
    </style:style>
    <style:style style:name="P13" style:family="paragraph" style:parent-style-name="Standard">
      <style:text-properties fo:font-variant="normal" fo:text-transform="none" style:text-position="0% 100%" style:font-name="Equity Text A" fo:font-weight="normal" officeooo:rsid="001edf50" officeooo:paragraph-rsid="001edf50" style:font-size-asian="10.5pt" style:font-weight-asian="normal" style:font-weight-complex="normal"/>
    </style:style>
    <style:style style:name="P14" style:family="paragraph" style:parent-style-name="Standard">
      <style:text-properties fo:font-variant="normal" fo:text-transform="none" style:text-position="0% 100%" style:font-name="Inconsolata" fo:font-weight="normal" officeooo:rsid="00176207" officeooo:paragraph-rsid="00176207" style:font-size-asian="10.5pt" style:font-weight-asian="normal" style:font-weight-complex="normal"/>
    </style:style>
    <style:style style:name="P15" style:family="paragraph" style:parent-style-name="Standard">
      <style:paragraph-properties fo:keep-with-next="always"/>
      <style:text-properties fo:font-variant="normal" fo:text-transform="none" style:text-position="0% 100%" style:font-name="Equity Text A" fo:font-weight="normal" officeooo:rsid="001b30d3" officeooo:paragraph-rsid="001b30d3" style:font-size-asian="10.5pt" style:font-weight-asian="normal" style:font-weight-complex="normal"/>
    </style:style>
    <style:style style:name="P16" style:family="paragraph" style:parent-style-name="Standard" style:master-page-name="">
      <style:paragraph-properties style:page-number="auto" fo:keep-with-next="always"/>
      <style:text-properties fo:font-variant="small-caps" style:text-position="0% 100%" style:font-name="Equity Text A" fo:font-weight="normal" officeooo:rsid="001b30d3" officeooo:paragraph-rsid="001b30d3" style:font-size-asian="10.5pt" style:font-weight-asian="normal" style:font-weight-complex="normal"/>
    </style:style>
    <style:style style:name="T1" style:family="text">
      <style:text-properties officeooo:rsid="00176207"/>
    </style:style>
    <style:style style:name="T2" style:family="text">
      <style:text-properties style:font-name="Equity Text A"/>
    </style:style>
    <style:style style:name="T3" style:family="text">
      <style:text-properties officeooo:rsid="001a8c22"/>
    </style:style>
    <style:style style:name="T4" style:family="text">
      <style:text-properties officeooo:rsid="001b30d3"/>
    </style:style>
    <style:style style:name="T5" style:family="text">
      <style:text-properties officeooo:rsid="001ce7a7"/>
    </style:style>
    <style:style style:name="T6" style:family="text">
      <style:text-properties officeooo:rsid="001d17b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on Powers Lab 1—Analysis Document </text:p>
      <text:p text:style-name="P1"/>
      <text:p text:style-name="P3">Usage</text:p>
      <text:p text:style-name="P3"/>
      <text:p text:style-name="P14">Lab1PostfixConverter inputFile.txt outputFile.txt [optimize]</text:p>
      <text:p text:style-name="P14"/>
      <text:p text:style-name="P14">inputFile.txt:<text:tab/><text:span text:style-name="T2">The input file containing postfix expressions, one per line, to be converted into <text:tab/><text:tab/><text:tab/><text:tab/>machine instructions by the program. </text:span></text:p>
      <text:p text:style-name="P14">outputFile.txt:<text:tab/><text:span text:style-name="T2">The file that output will be written to. Any existing file with the same name will <text:tab/><text:tab/><text:tab/><text:tab/>be overwritten.</text:span></text:p>
      <text:p text:style-name="P14">optimize:<text:span text:style-name="T2"><text:tab/><text:tab/>Optional. If “optimize” (without quotes) is provided as a third argument to <text:s/>the <text:tab/><text:tab/><text:tab/><text:tab/>program, the Compiler will invoke optimization routines that attempt to reduce <text:tab/><text:tab/><text:tab/><text:tab/>the number of machine instructions generated to evaluate the postfix expression. </text:span></text:p>
      <text:p text:style-name="P3"/>
      <text:p text:style-name="P2">General Overview</text:p>
      <text:p text:style-name="P2"/>
      <text:p text:style-name="P5">This program has three main components: an InputFileHandler, a Compiler, and the main Lab1PostfixConverter. Each makes extensive use of the StringStack class, which implements a stack ADT for Strings; the InputFileHandler also uses the CharStack class, which is a similar implementation but for char <text:span text:style-name="T1">data. The program leans on InputFileHandler.getLinesFromFileAsStacks() to process the specified input file, which returns an array of StringStacks. Each StringStack contains a line from the input file in a stack, which will pop off items from left to right. If the file contains no data or there is an issue reading the file, InputFileHandler will return an empty array to the main program, which signals to it that some error has occurred.</text:span></text:p>
      <text:p text:style-name="P5"/>
      <text:p text:style-name="P7">The workhorse in Lab1PostfixConverter is its convertPostfix() method, which takes in a StringStack containing the postfix expression elements. It reads these one at a time by popping them off the input stack. Operands are placed onto an operand stack, and when operators are encountered, they are applied to the two operands at the top of the stack, <text:span text:style-name="T3">and the result is pushed back onto the operand stack</text:span>. <text:span text:style-name="T3">The operand stack serves as an error checking mechanism: if we run out of operands before we finish processing the input, then we know that there are not enough operands for a valid postfix expression; conversely if there is more than one final value on the operand stack</text:span> <text:span text:style-name="T3">after processing the input expression, then we know there were too many operands for a valid postfix expression. In either case, the error is reported up the call stack.</text:span></text:p>
      <text:p text:style-name="P7"/>
      <text:p text:style-name="P8">The actual compilation to machine instructions is performed by instances of the Compiler. Optimizations are available but are disabled by default. The base approach takes in two operands and an operator in the form OperandA Operator OperandB—e.g., A + B or C / D—loading OperandA into the register, and applying the Operator-specific instruction to the register using OperandB; the result of the operation is then stored in a temporary variable. this results in three machine instructions for each operation. I implemented a number of optimizations that reduce the number of overall instructions in cases of commutative operations (addition and multiplication), chained operations like A + B + C where there is no need to store intermediate results, and special cases where the operand is 0 or 1. <text:span text:style-name="T4">These optimizations are detailed below in the Enhancements section.</text:span></text:p>
      <text:p text:style-name="P8"/>
      <text:p text:style-name="P16"><text:soft-page-break/>Input File Format, Accepted Operations, and Accepted Operands</text:p>
      <text:p text:style-name="P15"/>
      <text:p text:style-name="P9">This program requires that the input file contain one postfix expression per line. Lines beginning with the character ‘#’ are treated as comments and ignored. All whitespace characters (Unicode value &lt; 20 and Unicode 32) are ignored, and both CRLF and LF line endings are accepted. The program treats ‘+’ as addition, ‘-’ as subtraction, ‘*’ as multiplication, ‘/’ as division, and ‘$’ as exponentiation. Exponentiation is supported but only if OperandB is a digit between 0 and 9. Except in the case of exponentiation and the special cases of operands equaling 0 or 1 (detailed below), all characters are treated as input operand values; I assume that these would be associated with numerical values if this program were actually run. </text:p>
      <text:p text:style-name="P8"/>
      <text:p text:style-name="P4">Data Structures Used</text:p>
      <text:p text:style-name="P10"/>
      <text:p text:style-name="P10">This program makes extensive use of stack structures throughout. This is primarily because nearly all of the processes required for this program require us to maintain an ordered list of actions to take or to maintain an ordered history of items that we calculate. For example, by convention we apply mathematical operations from left to right, so we must track the order in which operands appear in the postfix string. By pushing all operand values onto a stack <text:span text:style-name="T5">when processing the postfix expression</text:span>, we maintain their order and know that items on top of the stack appear to the right of items lower on the stack.</text:p>
      <text:p text:style-name="P10"/>
      <text:p text:style-name="P11">Stacks also provide a convenient way to process our input one item at a time. The process for evaluating a postfix expression requires us to look at one character at a time, which is exactly what the stack provides to us. In addition, the stack takes care of all the work of tracking how much of the input is left to process and telling us when we’ve exhausted our input source—a feature that serves a critical validation role when evaluating postfix expressions. </text:p>
      <text:p text:style-name="P11"/>
      <text:p text:style-name="P11">The Compiler also makes use of a stack internally to store the machine instructions it generates. Although I could have had the Compiler simply append instructions to the end of a string, some of the Compiler’s optimizations require the ability to backtrack and remove previously generated instructions. For example, using the non-optimized behavior, a postfix expression like ABC++ would result in storing the result of BC+ into a temporary variable, loading A into the register, and then adding that temporary variable to the <text:span text:style-name="T6">contents of the register. The optimizer recognizes that this is unnecessary because addition is commutative, so it removes the previously generated store instruction and simply adds A to the register after BC+ is computed. Without a stack to backtrack, it would be much more difficult to implement these types of optimizations.</text:span></text:p>
      <text:p text:style-name="P11"/>
      <text:p text:style-name="P12">This program relies primarily on String-based stacks rather than character based ones. This was originally driven by the need to <text:s/>store temporary variable names (made up of multiple characters) in the operand stack. While there is a limited workaround of using digits to represent those variable—such as “1” for “TEMP1”--that approach would max out at 10 variables and would eliminate the ability to treat digit characters as integers for the special cases of 0 and 1. Given this extra flexibility, I chose to rely mainly on String-based stacks rather than character based ones. The one place this created some headache is in the InputFileHandler because we were asked to read in the source file by character rather than by String, which requires a somewhat awkward and clunky approach to convert into StringStacks.</text:p>
      <text:p text:style-name="P11"/>
      <text:p text:style-name="P13"><text:soft-page-break/>Time and Space Efficiency</text:p>
      <text:p text:style-name="P13"/>
      <text:p text:style-name="P13">MAYBE RUN SOME TESTS?</text:p>
      <text:p text:style-name="P13"/>
      <text:p text:style-name="P13">Enhancements/Optimizations</text:p>
      <text:p text:style-name="P13"/>
      <text:p text:style-name="P13">Exponentiation.</text:p>
      <text:p text:style-name="P13">Commutative operations.</text:p>
      <text:p text:style-name="P13">Zero-based operations.</text:p>
      <text:p text:style-name="P13">One-based operations.</text:p>
      <text:p text:style-name="P13"/>
      <text:p text:style-name="P10"/>
      <text:p text:style-name="P10"/>
      <text:p text:style-name="P10"><text:span text:style-name="T3">Enhancements: Zero and one-based operations. Can only guard against explicit division by zero, etc. Commutative Operations.</text:span></text:p>
      <text:p text:style-name="P5"/>
      <text:p text:style-name="P5"/>
      <text:p text:style-name="P8">File Format</text:p>
      <text:p text:style-name="P5"/>
      <text:p text:style-name="P6">Why a string stack as opposed to a CharStack</text:p>
      <text:p text:style-name="P6">Whitespa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Inconsolata" svg:font-family="Inconsolata" style:font-pitch="fixed"/>
    <style:font-face style:name="Equity Text A" svg:font-family="'Equity Text 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2T17:29:25.934541544</meta:creation-date>
    <dc:date>2019-03-02T19:43:26.687794676</dc:date>
    <meta:editing-duration>PT6M29S</meta:editing-duration>
    <meta:editing-cycles>2</meta:editing-cycles>
    <meta:generator>LibreOffice/6.0.7.3$Linux_X86_64 LibreOffice_project/00m0$Build-3</meta:generator>
    <meta:document-statistic meta:table-count="0" meta:image-count="0" meta:object-count="0" meta:page-count="3" meta:paragraph-count="28" meta:word-count="1118" meta:character-count="6988" meta:non-whitespace-character-count="5880"/>
  </office:meta>
</office:document-meta>
</file>